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Priscile Ramarlina</text:p>
          </table:table-cell>
          <table:table-cell office:value-type="string" table:style-name="ce8">
            <text:p>Expleo</text:p>
          </table:table-cell>
          <table:table-cell office:value-type="string" table:style-name="ce9">
            <text:p>Exlpleo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mail, entretien téléphonique le 12/04. envoie dossier sur si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5">
            <text:p>17-avr</text:p>
          </table:table-cell>
          <table:table-cell office:value-type="string" table:style-name="ce6">
            <text:p>HelloHandicap.fr</text:p>
          </table:table-cell>
          <table:table-cell table:style-name="ce7"/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R&amp;D IT software development and Analytics Manag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annonce : négatif de la par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SoftTeam DOCAPOSTE</text:p>
          </table:table-cell>
          <table:table-cell office:value-type="string" table:style-name="ce7">
            <text:p>Laila Bouchareb</text:p>
          </table:table-cell>
          <table:table-cell office:value-type="string" table:style-name="ce8">
            <text:p>softeam</text:p>
          </table:table-cell>
          <table:table-cell office:value-type="string" table:style-name="ce9">
            <text:p>softea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ntact linkedin, envoie de cv pdf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5">
            <text:p>30-avr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 <text:s/>Annecy</text:p>
          </table:table-cell>
          <table:table-cell office:value-type="string" table:style-name="ce9">
            <text:p>CA Annec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5">
            <text:p>01-mai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p Gemini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5">
            <text:p>04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Brune Baylot</text:p>
          </table:table-cell>
          <table:table-cell office:value-type="string" table:style-name="ce8">
            <text:p>Anywr-group</text:p>
          </table:table-cell>
          <table:table-cell office:value-type="string" table:style-name="ce9">
            <text:p>Anywr-group</text:p>
          </table:table-cell>
          <table:table-cell office:value-type="string" table:style-name="ce9">
            <text:p>?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éponse à mail, premier contac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arealti</text:p>
          </table:table-cell>
          <table:table-cell office:value-type="string" table:style-name="ce7">
            <text:p>saye gueye</text:p>
          </table:table-cell>
          <table:table-cell office:value-type="string" table:style-name="ce8">
            <text:p>saye.gueye@arealtigroupe.com</text:p>
          </table:table-cell>
          <table:table-cell office:value-type="string" table:style-name="ce9">
            <text:p>arealt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silhome</text:p>
          </table:table-cell>
          <table:table-cell office:value-type="string" table:style-name="ce7">
            <text:p>Julien Fuentes</text:p>
          </table:table-cell>
          <table:table-cell office:value-type="string" table:style-name="ce8">
            <text:p>j.fuentes@silkhom.com</text:p>
          </table:table-cell>
          <table:table-cell office:value-type="string" table:style-name="ce9">
            <text:p>silkhom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rdv téléphonique le 12/05 à 10:0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Eric Degre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pas de rdv pour le momen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2">
          <table:table-cell office:value-type="date" office:date-value="2023-05-16T00:00:00" table:style-name="ce5">
            <text:p>16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Nicolas Karpoff</text:p>
          </table:table-cell>
          <table:table-cell office:value-type="string" table:style-name="ce8">
            <text:p>viveris</text:p>
          </table:table-cell>
          <table:table-cell office:value-type="string" table:style-name="ce9">
            <text:p>viveris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entretien téléphoniqu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7T00:00:00" table:style-name="ce5">
            <text:p>17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Martinez Santiago Kamba</text:p>
          </table:table-cell>
          <table:table-cell office:value-type="string" table:style-name="ce8">
            <text:p>m.kamga@potentia-technologies.com</text:p>
          </table:table-cell>
          <table:table-cell office:value-type="string" table:style-name="ce9">
            <text:p>potentia technologies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téléphonique, poste d'ingénieur devops non préc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stin Mauchien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alan Luxembourg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Luxembourg</text:p>
          </table:table-cell>
          <table:table-cell office:value-type="string" table:style-name="ce9">
            <text:p>refus car poste au Luxembourg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3T00:00:00" table:style-name="ce5">
            <text:p>23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Gregory Bouvier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Orcan Intelligen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CDD de 6 mois sur Paris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APEC, mail</text:p>
          </table:table-cell>
          <table:table-cell office:value-type="string" table:style-name="ce7">
            <text:p>Leonore Paquet</text:p>
          </table:table-cell>
          <table:table-cell office:value-type="string" table:style-name="ce8">
            <text:p>l.paquet@carrevolutis.com</text:p>
          </table:table-cell>
          <table:table-cell office:value-type="string" table:style-name="ce9">
            <text:p>Tekkit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Niort</text:p>
          </table:table-cell>
          <table:table-cell table:style-name="ce9"/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CA Annecy</text:p>
          </table:table-cell>
          <table:table-cell office:value-type="string" table:style-name="ce19">
            <text:p>ScrumOps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à une annonce<text:s/>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NonStop Consulting</text:p>
          </table:table-cell>
          <table:table-cell office:value-type="string" table:style-name="ce17">
            <text:p>David Remoleux</text:p>
          </table:table-cell>
          <table:table-cell office:value-type="string" table:style-name="ce18">
            <text:p>Médiane Système</text:p>
          </table:table-cell>
          <table:table-cell office:value-type="string" table:style-name="ce19">
            <text:p>Mediane Système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contact de David par linkedIn. Salaire risque d'être un problèm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06T00:00:00" table:style-name="ce5">
            <text:p>06-juin</text:p>
          </table:table-cell>
          <table:table-cell office:value-type="string" table:style-name="ce6">
            <text:p>Qim Info</text:p>
          </table:table-cell>
          <table:table-cell table:style-name="ce7"/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Candidature rejetée par Qim Info en moins de 15 minu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15">
            <text:p>07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Segula Technologie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St Martin le Vinoux</text:p>
          </table:table-cell>
          <table:table-cell office:value-type="string" table:style-name="ce19">
            <text:p>réponse à un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Figaro Emploi</text:p>
          </table:table-cell>
          <table:table-cell table:style-name="ce7"/>
          <table:table-cell table:style-name="ce8"/>
          <table:table-cell office:value-type="string" table:style-name="ce9">
            <text:p>Foncia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une annonce: reponse négative de Foncia sans entretien</text:p>
          </table:table-cell>
          <table:table-cell table:style-name="ce5"/>
          <table:table-cell office:value-type="string" table:style-name="ce10">
            <text:p>refus<text:s/></text:p>
          </table:table-cell>
          <table:table-cell table:number-columns-repeated="16374"/>
        </table:table-row>
        <table:table-row table:style-name="ro4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Apec</text:p>
          </table:table-cell>
          <table:table-cell table:style-name="ce7"/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.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table:style-name="ce17"/>
          <table:table-cell table:style-name="ce18"/>
          <table:table-cell office:value-type="string" table:style-name="ce19">
            <text:p>Atos WorldGrid</text:p>
          </table:table-cell>
          <table:table-cell office:value-type="string" table:style-name="ce19">
            <text:p>PO/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une annonce, proposition participation à un afterwork recrutement WorldGrid, entretien le 12/06 avec Gabriel Pagnier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table:style-name="ce17"/>
          <table:table-cell table:style-name="ce18"/>
          <table:table-cell office:value-type="string" table:style-name="ce19">
            <text:p>Hays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table:style-name="ce19"/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table:style-name="ce17"/>
          <table:table-cell table:style-name="ce18"/>
          <table:table-cell office:value-type="string" table:style-name="ce19">
            <text:p>Alral Tech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9T00:00:00" table:style-name="ce15">
            <text:p>09-juin</text:p>
          </table:table-cell>
          <table:table-cell office:value-type="string" table:style-name="ce16">
            <text:p>indeed</text:p>
          </table:table-cell>
          <table:table-cell table:style-name="ce17"/>
          <table:table-cell table:style-name="ce18"/>
          <table:table-cell office:value-type="string" table:style-name="ce19">
            <text:p>Conseil Départemental H.Savoie</text:p>
          </table:table-cell>
          <table:table-cell office:value-type="string" table:style-name="ce19">
            <text:p>Chef de projet Dev Appl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15T00:00:00" table:style-name="ce15">
            <text:p>15-juin</text:p>
          </table:table-cell>
          <table:table-cell office:value-type="string" table:style-name="ce16">
            <text:p>Solinki</text:p>
          </table:table-cell>
          <table:table-cell office:value-type="string" table:style-name="ce17">
            <text:p>Ibrahim Doniazad</text:p>
          </table:table-cell>
          <table:table-cell table:style-name="ce18"/>
          <table:table-cell office:value-type="string" table:style-name="ce19">
            <text:p>Solinki/Credit Agricole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contact par téléphone et entretien qualif ok. Second entretien avec CA bientô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number-rows-repeated="1048492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Frédéric Fromager</meta:initial-creator>
    <dc:creator>Frédéric Fromager</dc:creator>
    <meta:creation-date>2018-09-19T09:07:21Z</meta:creation-date>
    <dc:date>2023-06-16T10:06:12Z</dc:date>
    <meta:editing-cycles>127</meta:editing-cycles>
    <meta:editing-duration>PT127140S</meta:editing-duration>
  </office:meta>
</office:document-meta>
</file>